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5445in"/>
    </style:style>
    <style:style style:name="co12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2.1618in"/>
    </style:style>
    <style:style style:name="co5" style:family="table-column">
      <style:table-column-properties fo:break-before="auto" style:column-width="1.9291in"/>
    </style:style>
    <style:style style:name="co6" style:family="table-column">
      <style:table-column-properties fo:break-before="auto" style:column-width="2.3945in"/>
    </style:style>
    <style:style style:name="co7" style:family="table-column">
      <style:table-column-properties fo:break-before="auto" style:column-width="2.1917in"/>
    </style:style>
    <style:style style:name="co8" style:family="table-column">
      <style:table-column-properties fo:break-before="auto" style:column-width="1.1929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1.3756in"/>
    </style:style>
    <style:style style:name="co11" style:family="table-column">
      <style:table-column-properties fo:break-before="auto" style:column-width="0.9575in"/>
    </style:style>
    <style:style style:name="co15" style:family="table-column">
      <style:table-column-properties fo:break-before="auto" style:column-width="1.2898in"/>
    </style:style>
    <style:style style:name="co16" style:family="table-column">
      <style:table-column-properties fo:break-before="auto" style:column-width="1.5146in"/>
    </style:style>
    <style:style style:name="co17" style:family="table-column">
      <style:table-column-properties fo:break-before="auto" style:column-width="1.9457in"/>
    </style:style>
    <style:style style:name="ro1" style:family="table-row">
      <style:table-row-properties style:row-height="0.252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2" style:family="table" style:master-page-name="PageStyle_5f_Functionalities">
      <style:table-properties table:display="true" style:writing-mode="lr-tb"/>
    </style:style>
    <style:style style:name="ta3" style:family="table" style:master-page-name="PageStyle_5f_Schema">
      <style:table-properties table:display="true" style:writing-mode="lr-tb"/>
    </style:style>
    <style:style style:name="ce1" style:family="table-cell" style:parent-style-name="Excel_20_Built-in_20_Normal"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" style:family="table-cell" style:parent-style-name="Excel_20_Built-in_20_Normal">
      <style:table-cell-properties fo:background-color="#00cc00"/>
    </style:style>
    <style:style style:name="ce3" style:family="table-cell" style:parent-style-name="Excel_20_Built-in_20_Normal">
      <style:table-cell-properties fo:background-color="#00cc00"/>
      <style:text-properties style:font-name="Arial" style:font-name-asian="Arial Unicode MS" style:font-name-complex="Arial"/>
    </style:style>
    <style:style style:name="ce4" style:family="table-cell" style:parent-style-name="Excel_20_Built-in_20_Normal">
      <style:text-properties style:font-name="Arial" style:font-name-asian="Arial Unicode MS" style:font-name-complex="Arial"/>
    </style:style>
    <style:style style:name="ce5" style:family="table-cell" style:parent-style-name="Excel_20_Built-in_20_Normal">
      <style:table-cell-properties fo:background-color="#cccccc"/>
      <style:text-properties fo:color="#333333"/>
    </style:style>
    <style:style style:name="ce6" style:family="table-cell" style:parent-style-name="Excel_20_Built-in_20_Normal">
      <style:table-cell-properties fo:background-color="#cccccc"/>
      <style:text-properties fo:color="#333333" style:font-name="Arial" style:font-name-asian="Arial Unicode MS" style:font-name-complex="Arial"/>
    </style:style>
    <style:style style:name="ce7" style:family="table-cell" style:parent-style-name="Excel_20_Built-in_20_Normal">
      <style:table-cell-properties fo:background-color="#ffffff"/>
      <style:text-properties fo:color="#333333" style:font-name="Arial" style:font-name-asian="Arial Unicode MS" style:font-name-complex="Arial"/>
    </style:style>
    <style:style style:name="ce8" style:family="table-cell" style:parent-style-name="Excel_20_Built-in_20_Normal">
      <style:table-cell-properties fo:background-color="#dddddd"/>
      <style:text-properties style:font-name="Arial" style:font-name-asian="Arial Unicode MS" style:font-name-complex="Ari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chema" table:style-name="ta3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2" table:number-columns-repeated="1013" table:default-cell-style-name="Excel_20_Built-in_20_Normal"/>
        <table:table-row table:style-name="ro1">
          <table:table-cell table:style-name="ce1" office:value-type="string">
            <text:p>Table</text:p>
          </table:table-cell>
          <table:table-cell table:style-name="ce1"/>
          <table:table-cell table:style-name="ce9" office:value-type="string" table:number-columns-spanned="11" table:number-rows-spanned="1">
            <text:p>Columns</text:p>
          </table:table-cell>
          <table:covered-table-cell table:number-columns-repeated="10" table:style-name="ce10"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>
            <text:p>EC_User</text:p>
          </table:table-cell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user_nam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user_mobil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user_passwor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user_rol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user_enable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created_dat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forgot_password_cod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forgot_password_expire_date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>
            <text:p>last_password_change_date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>
            <text:p>verification_code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>
            <text:p>verified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verified_date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>
            <text:p>activate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>
            <text:p>activate_date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activate_status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EC_Consumer_mail_conf</text:p>
          </table:table-cell>
          <table:table-cell table:style-name="ce7" office:value-type="string">
            <text:p>id, user_id</text:p>
          </table:table-cell>
          <table:table-cell office:value-type="string">
            <text:p>smpt_host</text:p>
          </table:table-cell>
          <table:table-cell office:value-type="string">
            <text:p>smtp_port</text:p>
          </table:table-cell>
          <table:table-cell office:value-type="string">
            <text:p>smtp_user_name</text:p>
          </table:table-cell>
          <table:table-cell office:value-type="string">
            <text:p>smtp_password</text:p>
          </table:table-cell>
          <table:table-cell table:number-columns-repeated="1018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EC_Consumer</text:p>
          </table:table-cell>
          <table:table-cell table:style-name="ce7"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user_id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current_address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permanent_address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EC_Document</text:p>
          </table:table-cell>
          <table:table-cell office:value-type="string">
            <text:p>id</text:p>
          </table:table-cell>
          <table:table-cell office:value-type="string">
            <text:p>document_typ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C_Consumer_Doc</text:p>
          </table:table-cell>
          <table:table-cell table:style-name="ce4"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user_id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document_type</text:p>
          </table:table-cell>
          <table:table-cell office:value-type="string">
            <text:p>ID_Proof, Addr_Proof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>
            <text:p>document_description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document_file_nam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uploaded_date</text:p>
          </table:table-cell>
          <table:table-cell table:number-columns-repeated="1022"/>
        </table:table-row>
        <table:table-row table:style-name="ro2" table:number-rows-repeated="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C_Scheduler</text:p>
          </table:table-cell>
          <table:table-cell table:style-name="ce4"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user_id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campaign_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ask_type</text:p>
          </table:table-cell>
          <table:table-cell office:value-type="string">
            <text:p>NOW / Scheduled/ Repeated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task_nam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scheduled_tim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tatus</text:p>
          </table:table-cell>
          <table:table-cell office:value-type="string">
            <text:p>Scheduled/ InProcess/Completed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tart_tim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end_time</text:p>
          </table:table-cell>
          <table:table-cell office:value-type="string">
            <text:p>l.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Sec-Minutes-Hour-Day-Date-Month-Year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cron_expression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added_date_tim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C_Campaigns</text:p>
          </table:table-cell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user_i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campaign_nam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mail_subject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Consumer_mail_conf_i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reply_to_nam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reply_to_email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created_date_tim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template_i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C_Templates</text:p>
          </table:table-cell>
          <table:table-cell table:style-name="ce4"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template_nam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emplate_content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added_on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st_modified_on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>
            <text:p>EC_email_list_category</text:p>
          </table:table-cell>
          <table:table-cell office:value-type="string">
            <text:p>id</text:p>
          </table:table-cell>
          <table:table-cell office:value-type="string">
            <text:p>user_id</text:p>
          </table:table-cell>
          <table:table-cell office:value-type="string">
            <text:p>category_name</text:p>
          </table:table-cell>
          <table:table-cell office:value-type="string">
            <text:p>created_dat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C_category_email_list_mapping</text:p>
          </table:table-cell>
          <table:table-cell office:value-type="string">
            <text:p>id</text:p>
          </table:table-cell>
          <table:table-cell office:value-type="string">
            <text:p>email_list_category_id</text:p>
          </table:table-cell>
          <table:table-cell office:value-type="string">
            <text:p>consumer_email_list_id</text:p>
          </table:table-cell>
          <table:table-cell office:value-type="string">
            <text:p>created_dat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EC_Consumer_{id}_Email_List</text:p>
          </table:table-cell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first_nam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last_nam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email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ontac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user_typ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dded_on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is_subscribe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C_API</text:p>
          </table:table-cell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user_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pi_ke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enerated_date_tim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sActiv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C_Track_Campain_{ID}_Opens</text:p>
          </table:table-cell>
          <table:table-cell table:style-name="ce4"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email_list_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ount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last_open_datetim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C_Track_Campain_{ID}_Clicks</text:p>
          </table:table-cell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email_list_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url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click_datetim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EC_Company_Mails</text:p>
          </table:table-cell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mail_typ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mail_content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added_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C_Indiviual_Mail</text:p>
          </table:table-cell>
          <table:table-cell table:style-name="ce4"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email_subject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from_nam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from_email_address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track_opens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created_date_time</text:p>
          </table:table-cell>
          <table:table-cell table:number-columns-repeated="1022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tionalities" table:style-name="ta2" table:print="false">
        <table:table-column table:style-name="co13" table:default-cell-style-name="Excel_20_Built-in_20_Normal"/>
        <table:table-column table:style-name="co12" table:default-cell-style-name="Excel_20_Built-in_20_Normal"/>
        <table:table-column table:style-name="co14" table:default-cell-style-name="Excel_20_Built-in_20_Normal"/>
        <table:table-column table:style-name="co12" table:number-columns-repeated="1021" table:default-cell-style-name="Excel_20_Built-in_20_Normal"/>
        <table:table-row table:style-name="ro1">
          <table:table-cell table:style-name="ce1" office:value-type="string" calcext:value-type="string">
            <text:p>User Level</text:p>
          </table:table-cell>
          <table:table-cell table:style-name="ce1"/>
          <table:table-cell table:style-name="ce1" office:value-type="string" calcext:value-type="string">
            <text:p>Email Servi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gn Up</text:p>
          </table:table-cell>
          <table:table-cell/>
          <table:table-cell office:value-type="string" calcext:value-type="string">
            <text:p>Generate API Ke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ail Validation &amp; <text:s/>Account Completion</text:p>
          </table:table-cell>
          <table:table-cell/>
          <table:table-cell office:value-type="string" calcext:value-type="string">
            <text:p>Send Bulk Mail API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ign In</text:p>
          </table:table-cell>
          <table:table-cell/>
          <table:table-cell office:value-type="string" calcext:value-type="string">
            <text:p>Send Indiviual Mai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got Passwor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gn o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te a L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ail Templ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te Campaig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d Campaig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por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st Login Info</text:p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11/08/2016</text:date>, <text:time>17:3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hema" style:display-name="PageStyle_Schem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unctionalities" style:display-name="PageStyle_Functionalities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8T17:33:04</dc:date>
    <meta:generator>OpenOffice/4.1.2$Unix OpenOffice.org_project/412m3$Build-9782</meta:generator>
    <meta:editing-duration>PT12H31M35S</meta:editing-duration>
    <meta:editing-cycles>7</meta:editing-cycles>
    <dc:creator>Jaspreet Singh</dc:creator>
    <meta:document-statistic meta:table-count="2" meta:cell-count="136" meta:object-count="0"/>
  </office:meta>
</office:document-meta>
</file>